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45a2a" officeooo:paragraph-rsid="00545a2a"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3680dc"/>
    </style:style>
    <style:style style:name="P8" style:family="paragraph" style:parent-style-name="Standard">
      <style:paragraph-properties fo:text-align="justify" style:justify-single-word="false"/>
      <style:text-properties officeooo:paragraph-rsid="00545a2a"/>
    </style:style>
    <style:style style:name="P9" style:family="paragraph" style:parent-style-name="Standard">
      <style:paragraph-properties fo:text-align="justify" style:justify-single-word="false"/>
      <style:text-properties officeooo:paragraph-rsid="00428b2c"/>
    </style:style>
    <style:style style:name="P10" style:family="paragraph" style:parent-style-name="Standard">
      <style:paragraph-properties fo:text-align="justify" style:justify-single-word="false"/>
      <style:text-properties officeooo:paragraph-rsid="00379c43"/>
    </style:style>
    <style:style style:name="P11" style:family="paragraph" style:parent-style-name="Standard">
      <style:paragraph-properties fo:text-align="start" style:justify-single-word="false"/>
      <style:text-properties officeooo:paragraph-rsid="00379c43"/>
    </style:style>
    <style:style style:name="P12" style:family="paragraph" style:parent-style-name="Standard">
      <style:paragraph-properties fo:text-align="end" style:justify-single-word="false"/>
      <style:text-properties officeooo:paragraph-rsid="00379c43"/>
    </style:style>
    <style:style style:name="P13"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4" style:family="paragraph" style:parent-style-name="Contents_20_Heading" style:master-page-name="Standard">
      <style:paragraph-properties style:page-number="1" fo:break-before="page"/>
    </style:style>
    <style:style style:name="P15" style:family="paragraph" style:parent-style-name="Contents_20_1">
      <style:paragraph-properties>
        <style:tab-stops>
          <style:tab-stop style:position="15.919cm" style:type="right" style:leader-style="dotted" style:leader-text="."/>
        </style:tab-stops>
      </style:paragraph-properties>
    </style:style>
    <style:style style:name="P16" style:family="paragraph" style:parent-style-name="Contents_20_2">
      <style:paragraph-properties>
        <style:tab-stops>
          <style:tab-stop style:position="15.919cm" style:type="right" style:leader-style="dotted" style:leader-text="."/>
        </style:tab-stops>
      </style:paragraph-properties>
    </style:style>
    <style:style style:name="P17" style:family="paragraph" style:parent-style-name="Contents_20_3">
      <style:paragraph-properties>
        <style:tab-stops>
          <style:tab-stop style:position="15.919cm" style:type="right" style:leader-style="dotted" style:leader-text="."/>
        </style:tab-stops>
      </style:paragraph-properties>
    </style:style>
    <style:style style:name="P18" style:family="paragraph" style:parent-style-name="Figure_20_Index_20_1">
      <style:paragraph-properties>
        <style:tab-stops>
          <style:tab-stop style:position="15.919cm" style:type="right" style:leader-style="dotted" style:leader-text="."/>
        </style:tab-stops>
      </style:paragraph-properties>
    </style:style>
    <style:style style:name="P19" style:family="paragraph" style:parent-style-name="Standard">
      <style:paragraph-properties fo:text-align="justify" style:justify-single-word="false"/>
      <style:text-properties style:font-name="Georgia" officeooo:rsid="0037bcdb" style:font-name-asian="Georgia1" style:font-name-complex="Georgia1"/>
    </style:style>
    <style:style style:name="P2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45a2a" officeooo:paragraph-rsid="00545a2a"/>
    </style:style>
    <style:style style:name="P21"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2" style:family="paragraph" style:parent-style-name="Standard">
      <style:paragraph-properties fo:text-align="justify" style:justify-single-word="false"/>
      <style:text-properties style:font-name="Georgia" officeooo:paragraph-rsid="00546c91" style:font-name-asian="Georgia1" style:font-name-complex="Georgia1"/>
    </style:style>
    <style:style style:name="P2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545a2a"/>
    </style:style>
    <style:style style:name="P24" style:family="paragraph" style:parent-style-name="Standard">
      <style:paragraph-properties fo:text-align="justify" style:justify-single-word="false"/>
      <style:text-properties style:font-name="Georgia" officeooo:paragraph-rsid="00545a2a" style:font-name-asian="Georgia1" style:font-name-complex="Georgia1"/>
    </style:style>
    <style:style style:name="P25" style:family="paragraph" style:parent-style-name="Heading_20_2" style:list-style-name="L2" style:master-page-name="">
      <style:paragraph-properties fo:margin-left="1.3cm" fo:text-indent="0cm" style:auto-text-indent="false" style:page-number="auto"/>
      <style:text-properties officeooo:paragraph-rsid="00545a2a"/>
    </style:style>
    <style:style style:name="P26"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28" style:family="paragraph" style:parent-style-name="Standard">
      <style:paragraph-properties fo:text-align="justify" style:justify-single-word="false"/>
      <style:text-properties officeooo:paragraph-rsid="00480d4d"/>
    </style:style>
    <style:style style:name="P2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30"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rsid="003c54e5" officeooo:paragraph-rsid="003c54e5"/>
    </style:style>
    <style:style style:name="P31" style:family="paragraph" style:parent-style-name="Text_20_body">
      <style:paragraph-properties fo:text-align="justify" style:justify-single-word="false"/>
      <style:text-properties officeooo:paragraph-rsid="003c54e5"/>
    </style:style>
    <style:style style:name="P32" style:family="paragraph" style:parent-style-name="Heading_20_2" style:list-style-name="L3"/>
    <style:style style:name="P33" style:family="paragraph" style:parent-style-name="Standard">
      <style:paragraph-properties fo:text-align="justify" style:justify-single-word="false"/>
      <style:text-properties officeooo:paragraph-rsid="00546c91"/>
    </style:style>
    <style:style style:name="P34" style:family="paragraph" style:parent-style-name="Standard" style:list-style-name="L4">
      <style:paragraph-properties fo:text-align="justify" style:justify-single-word="false"/>
      <style:text-properties officeooo:paragraph-rsid="00546c91"/>
    </style:style>
    <style:style style:name="P35" style:family="paragraph" style:parent-style-name="Standard" style:list-style-name="L5">
      <style:paragraph-properties fo:text-align="justify" style:justify-single-word="false"/>
      <style:text-properties officeooo:paragraph-rsid="00546c91"/>
    </style:style>
    <style:style style:name="P36" style:family="paragraph" style:parent-style-name="Standard" style:list-style-name="L6">
      <style:paragraph-properties fo:text-align="justify" style:justify-single-word="false"/>
      <style:text-properties officeooo:paragraph-rsid="00546c91"/>
    </style:style>
    <style:style style:name="P37" style:family="paragraph" style:parent-style-name="Standard" style:list-style-name="L7">
      <style:paragraph-properties fo:text-align="justify" style:justify-single-word="false"/>
      <style:text-properties officeooo:paragraph-rsid="00546c91"/>
    </style:style>
    <style:style style:name="P38" style:family="paragraph" style:parent-style-name="Standard">
      <style:paragraph-properties fo:text-align="justify" style:justify-single-word="false"/>
      <style:text-properties officeooo:paragraph-rsid="003c54e5"/>
    </style:style>
    <style:style style:name="P39" style:family="paragraph" style:parent-style-name="normal" style:list-style-name="L8"/>
    <style:style style:name="P40" style:family="paragraph" style:parent-style-name="normal" style:list-style-name="L9"/>
    <style:style style:name="P41" style:family="paragraph" style:parent-style-name="normal" style:list-style-name="L10"/>
    <style:style style:name="P42" style:family="paragraph" style:parent-style-name="normal" style:list-style-name="L11"/>
    <style:style style:name="P43" style:family="paragraph" style:parent-style-name="normal" style:list-style-name="L12"/>
    <style:style style:name="P44" style:family="paragraph" style:parent-style-name="normal" style:list-style-name="L13"/>
    <style:style style:name="P45" style:family="paragraph" style:parent-style-name="normal" style:list-style-name="L14"/>
    <style:style style:name="P46" style:family="paragraph" style:parent-style-name="normal" style:list-style-name="L15"/>
    <style:style style:name="P47" style:family="paragraph" style:parent-style-name="normal" style:list-style-name="L16"/>
    <style:style style:name="P48" style:family="paragraph" style:parent-style-name="normal" style:list-style-name="L17"/>
    <style:style style:name="P49" style:family="paragraph" style:parent-style-name="Heading_20_2" style:list-style-name="L3">
      <style:text-properties officeooo:paragraph-rsid="00546c91"/>
    </style:style>
    <style:style style:name="P50" style:family="paragraph" style:parent-style-name="Standard" style:list-style-name="L18">
      <style:paragraph-properties fo:text-align="justify" style:justify-single-word="false"/>
      <style:text-properties officeooo:paragraph-rsid="003c54e5"/>
    </style:style>
    <style:style style:name="P51" style:family="paragraph" style:parent-style-name="Standard">
      <style:paragraph-properties fo:text-align="justify" style:justify-single-word="false" fo:break-before="page"/>
      <style:text-properties officeooo:paragraph-rsid="002688cc"/>
    </style:style>
    <style:style style:name="P52" style:family="paragraph" style:parent-style-name="Heading_20_1" style:list-style-name="L1"/>
    <style:style style:name="P53" style:family="paragraph" style:parent-style-name="Heading_20_2" style:list-style-name="L19"/>
    <style:style style:name="P54" style:family="paragraph" style:parent-style-name="normal" style:list-style-name="L20">
      <style:text-properties style:font-name="Georgia"/>
    </style:style>
    <style:style style:name="P55" style:family="paragraph" style:parent-style-name="normal" style:list-style-name="L21"/>
    <style:style style:name="P56" style:family="paragraph" style:parent-style-name="normal" style:list-style-name="L22"/>
    <style:style style:name="P57" style:family="paragraph" style:parent-style-name="normal" style:list-style-name="L23"/>
    <style:style style:name="P58" style:family="paragraph" style:parent-style-name="normal" style:list-style-name="L24"/>
    <style:style style:name="P59" style:family="paragraph" style:parent-style-name="normal" style:list-style-name="L25"/>
    <style:style style:name="T1" style:family="text">
      <style:text-properties style:font-name="Georgia" style:font-name-asian="Georgia1" style:font-name-complex="Georgia1"/>
    </style:style>
    <style:style style:name="T2" style:family="text">
      <style:text-properties style:font-name="Georgia" officeooo:rsid="00545a2a"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officeooo:rsid="003593c8"/>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officeooo:rsid="003c54e5"/>
    </style:style>
    <style:style style:name="T8" style:family="text">
      <style:text-properties officeooo:rsid="00546c91"/>
    </style:style>
    <style:style style:name="T9" style:family="text">
      <style:text-properties style:font-name="Georgia" fo:font-size="12pt" officeooo:rsid="0023ad53" style:font-name-asian="Georgia1" style:font-name-complex="Georgia1"/>
    </style:style>
    <style:style style:name="T10" style:family="text">
      <style:text-properties style:font-name="Georgia" officeooo:rsid="00546c91" style:font-name-asian="Georgia1" style:font-name-complex="Georgia1"/>
    </style:style>
    <style:style style:name="T11" style:family="text">
      <style:text-properties style:font-name="Georgia" officeooo:rsid="0023ad53" style:font-name-asian="Georgia1" style:font-name-complex="Georgia1"/>
    </style:style>
    <style:style style:name="T12" style:family="text">
      <style:text-properties style:font-name="Georgia" officeooo:rsid="00561714" style:font-name-asian="Georgia1" style:font-name-complex="Georgia1"/>
    </style:style>
    <style:style style:name="T13" style:family="text">
      <style:text-properties officeooo:rsid="00561714"/>
    </style:style>
    <style:style style:name="T14" style:family="text">
      <style:text-properties style:font-name="Georgia" officeooo:rsid="005782f8" style:font-name-asian="Georgia1" style:font-name-complex="Georgia1"/>
    </style:style>
    <style:style style:name="T15" style:family="text">
      <style:text-properties officeooo:rsid="005782f8"/>
    </style:style>
    <style:style style:name="T16" style:family="text">
      <style:text-properties style:font-name="Georgia2" fo:font-size="11pt"/>
    </style:style>
    <style:style style:name="T17" style:family="text">
      <style:text-properties fo:color="#000000" loext:opacity="100%" style:font-name="Georgia2" fo:font-size="11pt" fo:background-color="transparent" loext:char-shading-value="0"/>
    </style:style>
    <style:style style:name="T18" style:family="text">
      <style:text-properties officeooo:rsid="0059088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Catalogue du Site</text:p>
      <text:p text:style-name="P5"/>
      <text:p text:style-name="P2"><draw:frame draw:style-name="fr1" draw:name="image6.png" text:anchor-type="as-char" svg:width="10.601cm" svg:height="1.842cm" draw:z-index="22"><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Loïs ALLAIRE GOUTTE</text:span><text:span text:style-name="T3"> – </text:span><text:span text:style-name="T2">Responsable Marketing &amp; Design</text:span></text:p>
      <text:p text:style-name="P7">📅 <text:span text:style-name="T1">Date de Création : </text:span><text:span text:style-name="T2">01/02</text:span><text:span text:style-name="T1">/</text:span><text:span text:style-name="T3">2025</text:span></text:p>
      <text:p text:style-name="P6"/>
      <text:p text:style-name="P8">🖋️ <text:span text:style-name="T4">Dernier m</text:span><text:span text:style-name="T1">odificateur :</text:span><text:span text:style-name="T3"> </text:span><text:span text:style-name="T2">Loïs ALLAIRE GOUTTE</text:span><text:span text:style-name="T5"> – </text:span><text:span text:style-name="T2">Responsable Marketing &amp; Design</text:span></text:p>
      <text:p text:style-name="P8">📅 <text:span text:style-name="T1">Date de modification : </text:span><text:span text:style-name="T2">01/02</text:span><text:span text:style-name="T3">/2025</text:span></text:p>
      <text:p text:style-name="P9"><text:span text:style-name="T3">🔄 Version : 1.</text:span><text:span text:style-name="T6">0</text:span></text:p>
      <text:p text:style-name="P10"/>
      <text:section text:style-name="Sect1" text:name="Section2">
        <text:p text:style-name="P11"><draw:frame draw:style-name="fr2" draw:name="Image2" text:anchor-type="as-char" svg:y="-0.728cm" svg:width="5.89cm" svg:height="1.669cm" draw:z-index="23"><draw:image xlink:href="Pictures/10000001000001F50000008E4017BDF6.png" xlink:type="simple" xlink:show="embed" xlink:actuate="onLoad" draw:mime-type="image/png"/></draw:frame></text:p>
        <text:p text:style-name="P12"><draw:frame draw:style-name="fr3" draw:name="Image3" text:anchor-type="as-char" svg:y="-0.466cm" svg:width="6.246cm" svg:height="1.725cm" draw:z-index="24"><draw:image xlink:href="Pictures/10000001000002030000007FE924B9FE.png" xlink:type="simple" xlink:show="embed" xlink:actuate="onLoad" draw:mime-type="image/png"/></draw:frame></text:p>
      </text:section>
      <text:p text:style-name="P13"/>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4">Table des matières</text:p>
          </text:index-title>
          <text:p text:style-name="P15"><text:a xlink:type="simple" xlink:href="#__RefHeading___Toc2581_2368315680" text:style-name="Index_20_Link" text:visited-style-name="Index_20_Link">Table des figures<text:tab/>1</text:a></text:p>
          <text:p text:style-name="P15"><text:a xlink:type="simple" xlink:href="#__RefHeading___Toc395_377169772" text:style-name="Index_20_Link" text:visited-style-name="Index_20_Link">I. Style : Titre 1<text:tab/>2</text:a></text:p>
          <text:p text:style-name="P16"><text:a xlink:type="simple" xlink:href="#__RefHeading___Toc399_377169772%20Copie%204%20Copie%201%20Copie%202" text:style-name="Index_20_Link" text:visited-style-name="Index_20_Link">A) Style : Titre 2<text:tab/>2</text:a></text:p>
          <text:p text:style-name="P17"><text:a xlink:type="simple" xlink:href="#__RefHeading___Toc554_377169772%20Copie%201%20Copie%203" text:style-name="Index_20_Link" text:visited-style-name="Index_20_Link">1/ Style : Titre 3<text:tab/>2</text:a></text:p>
          <text:p text:style-name="P17"><text:a xlink:type="simple" xlink:href="#__RefHeading___Toc554_377169772%20Copie%201%20Copie%204" text:style-name="Index_20_Link" text:visited-style-name="Index_20_Link">2/ Style : Titre 3 (exemple de lignes multiple)<text:tab/>2</text:a></text:p>
          <text:p text:style-name="P16"><text:a xlink:type="simple" xlink:href="#__RefHeading___Toc399_377169772%20Copie%204%20Copie%201%20Copie%201%20Copie%201" text:style-name="Index_20_Link" text:visited-style-name="Index_20_Link">B) Style : Titre 2 (exemple de lignes multiple)<text:tab/>2</text:a></text:p>
          <text:p text:style-name="P16"><text:a xlink:type="simple" xlink:href="#__RefHeading___Toc399_377169772%20Copie%204%20Copie%201%20Copie%201%20Copie%201%20Copie%201" text:style-name="Index_20_Link" text:visited-style-name="Index_20_Link">C) Style : Titre 2<text:tab/>2</text:a></text:p>
          <text:p text:style-name="P15"><text:a xlink:type="simple" xlink:href="#__RefHeading___Toc395_377169772%20Copie%201" text:style-name="Index_20_Link" text:visited-style-name="Index_20_Link">II. Style : Titre 1 (exemple de lignes multiple)<text:tab/>3</text:a></text:p>
          <text:p text:style-name="P16"><text:a xlink:type="simple" xlink:href="#__RefHeading___Toc399_377169772%20Copie%204%20Copie%201" text:style-name="Index_20_Link" text:visited-style-name="Index_20_Link">A) Style : Titre 2<text:tab/>3</text:a></text:p>
          <text:p text:style-name="P17"><text:a xlink:type="simple" xlink:href="#__RefHeading___Toc554_377169772%20Copie%201" text:style-name="Index_20_Link" text:visited-style-name="Index_20_Link">3/ Style : Titre 3<text:tab/>3</text:a></text:p>
          <text:p text:style-name="P16"><text:a xlink:type="simple" xlink:href="#__RefHeading___Toc399_377169772%20Copie%204%20Copie%201%20Copie%201" text:style-name="Index_20_Link" text:visited-style-name="Index_20_Link">B) Style : Titre 2<text:tab/>3</text:a></text:p>
        </text:index-body>
      </text:table-of-content>
      <text:p text:style-name="P6"/>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text:a xlink:type="simple" xlink:href="#Figure!0%7Csequence" text:style-name="Index_20_Link" text:visited-style-name="Index_20_Link">Figure 1: Exemple de figure<text:tab/>3</text:a></text:p>
        </text:index-body>
      </text:illustration-index>
      <text:p text:style-name="P6"/>
      <text:p text:style-name="P19"/>
      <text:list text:style-name="L1">
        <text:list-item>
          <text:p text:style-name="P20"><text:bookmark-start text:name="__RefHeading___Toc395_377169772"/>Introduction au document<text:bookmark-end text:name="__RefHeading___Toc395_377169772"/></text:p>
        </text:list-item>
      </text:list>
      <text:p text:style-name="P21"/>
      <text:p text:style-name="P21"/>
      <text:p text:style-name="P21"/>
      <text:p text:style-name="P22"><text:tab/>Dans ce document, nous allons retrouver en priorité le catalogue du site. Mais nous allons aussi retrouver le futur template que nous allons utiliser pour définir les caractéristiques d’un objet vendu sur notre site. Ce template a pour but de faciliter l’insertion de ces futurs produits sur le site.</text:p>
      <text:p text:style-name="P22"><text:s/><text:line-break/><text:line-break/><text:tab/>Dans un deuxième temps, nous allons retrouver le catalogue du site en fonction du type de produit, si c’est du marché W&amp;D ou du marché classique ou personnalisé <text:s/>etc. C’est la liste exhaustive des produits que l’on pourrait proposer sur le site.</text:p>
      <text:p text:style-name="P22"><text:s/><text:line-break/><text:line-break/><text:tab/>Et dans un troisième temps, nous pourrons trouver la liste des objets sélectionnés pour aller sur le site en fonction de leur priorité, s’ ils sont obligatoires à mettre ou si c’est vraiment quelque chose de facultatif. </text:p>
      <text:p text:style-name="P21"/>
      <text:list xml:id="list140415926339203" text:continue-numbering="true" text:style-name="L1">
        <text:list-item>
          <text:p text:style-name="P23"><text:bookmark-start text:name="__RefHeading___Toc395_377169772 Copie 2"/><text:span text:style-name="T7">Définition d’un objet</text:span><text:bookmark-end text:name="__RefHeading___Toc395_377169772 Copie 2"/></text:p>
        </text:list-item>
      </text:list>
      <text:p text:style-name="P21"/>
      <text:p text:style-name="P21"/>
      <text:p text:style-name="P21"/>
      <text:p text:style-name="P24"><text:tab/>Les objets vendus doivent être définis par des caractéristiques. Cette section permet d’avoir à disposition un futur template pour la définition des objets. </text:p>
      <text:p text:style-name="P24"/>
      <text:list text:style-name="L2">
        <text:list-item>
          <text:p text:style-name="P25"><text:bookmark-start text:name="__RefHeading___Toc399_377169772 Copie 4 Copie 1 Copie 2"/>Template pour définir un objet <text:bookmark-end text:name="__RefHeading___Toc399_377169772 Copie 4 Copie 1 Copie 2"/></text:p>
        </text:list-item>
      </text:list>
      <text:p text:style-name="P26"/>
      <text:p text:style-name="P24">Nom de l’objet : </text:p>
      <text:p text:style-name="P24"/>
      <text:p text:style-name="P24">Description : </text:p>
      <text:p text:style-name="P24"/>
      <text:p text:style-name="P24">Image : </text:p>
      <text:p text:style-name="P24"/>
      <text:p text:style-name="P24">Fournisseur : Étude de marché : (prix fournisseur, prix de la livraison, prix du marché, prix de vente, bénéfice)</text:p>
      <text:p text:style-name="P24"/>
      <text:p text:style-name="P24">Méthode de vente utilisée :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list xml:id="list140415666752338" text:continue-list="list140415926339203" text:style-name="L1">
        <text:list-item>
          <text:p text:style-name="P29"><text:bookmark-start text:name="__RefHeading___Toc395_377169772 Copie 1"/><text:s/><text:span text:style-name="T8">Catalogue du site</text:span><text:bookmark-end text:name="__RefHeading___Toc395_377169772 Copie 1"/></text:p>
        </text:list-item>
      </text:list>
      <text:p text:style-name="P30"/>
      <text:p text:style-name="P31"><text:span text:style-name="T9"><text:tab/>Dans cette section, on retrouve tous les objets potentiellement retrouvables sur le site en fonction de leur type.</text:span></text:p>
      <text:list xml:id="list3693686938" text:style-name="L3">
        <text:list-item>
          <text:p text:style-name="P32"><text:s/><text:tab/>Merche w&amp;d </text:p>
        </text:list-item>
      </text:list>
      <text:p text:style-name="Heading_20_3"><text:span text:style-name="T10">1\ </text:span><text:span text:style-name="T11">Textile </text:span></text:p>
      <text:p text:style-name="P33"><text:span text:style-name="T11"/></text:p>
      <text:list text:style-name="L4">
        <text:list-item>
          <text:p text:style-name="P34"><text:span text:style-name="T11">Tee-shirt </text:span></text:p>
        </text:list-item>
        <text:list-item>
          <text:p text:style-name="P34"><text:span text:style-name="T10">P</text:span><text:span text:style-name="T11">ull</text:span></text:p>
        </text:list-item>
        <text:list-item>
          <text:p text:style-name="P34"><text:span text:style-name="T11">Veste </text:span></text:p>
        </text:list-item>
        <text:list-item>
          <text:p text:style-name="P34"><text:span text:style-name="T10">B</text:span><text:span text:style-name="T11">onnet</text:span></text:p>
        </text:list-item>
        <text:list-item>
          <text:p text:style-name="P34"><text:span text:style-name="T10">C</text:span><text:span text:style-name="T11">haussettes </text:span></text:p>
        </text:list-item>
        <text:list-item>
          <text:p text:style-name="P34"><text:span text:style-name="T11">Chaussure </text:span></text:p>
        </text:list-item>
        <text:list-item>
          <text:p text:style-name="P34"><text:span text:style-name="T10">S</text:span><text:span text:style-name="T11">ac à dés</text:span></text:p>
        </text:list-item>
        <text:list-item>
          <text:p text:style-name="P34"><text:span text:style-name="T10">S</text:span><text:span text:style-name="T11">ac à dos </text:span></text:p>
        </text:list-item>
        <text:list-item>
          <text:p text:style-name="P34"><text:span text:style-name="T10">C</text:span><text:span text:style-name="T11">asquette</text:span></text:p>
        </text:list-item>
      </text:list>
      <text:p text:style-name="P33"><text:span text:style-name="T11"/></text:p>
      <text:p text:style-name="Heading_20_3"><text:span text:style-name="T10">2\ </text:span><text:span text:style-name="T11">JDR  </text:span></text:p>
      <text:p text:style-name="P33"><text:span text:style-name="T11"/></text:p>
      <text:list text:style-name="L5">
        <text:list-item>
          <text:p text:style-name="P35"><text:span text:style-name="T10">J</text:span><text:span text:style-name="T11">eu de cartes</text:span></text:p>
        </text:list-item>
        <text:list-item>
          <text:p text:style-name="P35"><text:span text:style-name="T11">Home brew de l’étincelle (donc JDR pour les débutants) </text:span></text:p>
        </text:list-item>
        <text:list-item>
          <text:p text:style-name="P35"><text:span text:style-name="T10">D</text:span><text:span text:style-name="T11">és aux couleurs de W&amp;D</text:span></text:p>
        </text:list-item>
      </text:list>
      <text:p text:style-name="P33"><text:span text:style-name="T11"/></text:p>
      <text:p text:style-name="Heading_20_3"><text:span text:style-name="T10">3\ </text:span><text:span text:style-name="T11">Gravure</text:span></text:p>
      <text:p text:style-name="P33"><text:span text:style-name="T11"/></text:p>
      <text:list text:style-name="L6">
        <text:list-item>
          <text:p text:style-name="P36"><text:span text:style-name="T10">S</text:span><text:span text:style-name="T11">ous-verre </text:span></text:p>
        </text:list-item>
        <text:list-item>
          <text:p text:style-name="P36"><text:span text:style-name="T10">L</text:span><text:span text:style-name="T11">ivre/cahier avec page blanche </text:span></text:p>
        </text:list-item>
        <text:list-item>
          <text:p text:style-name="P36"><text:span text:style-name="T10">T</text:span><text:span text:style-name="T11">asse</text:span></text:p>
        </text:list-item>
        <text:list-item>
          <text:p text:style-name="P36"><text:span text:style-name="T11">Boîte à dés gravée au logo W&amp;D</text:span></text:p>
        </text:list-item>
        <text:list-item>
          <text:p text:style-name="P36"><text:span text:style-name="T11">Porte-dés</text:span></text:p>
        </text:list-item>
        <text:list-item>
          <text:p text:style-name="P36"><text:span text:style-name="T10">C</text:span><text:span text:style-name="T11">hope médiévale</text:span></text:p>
        </text:list-item>
        <text:list-item>
          <text:p text:style-name="P36"><text:span text:style-name="T10">S</text:span><text:span text:style-name="T11">tickers</text:span></text:p>
        </text:list-item>
        <text:list-item>
          <text:p text:style-name="P36"><text:span text:style-name="T10">P</text:span><text:span text:style-name="T11">ins</text:span></text:p>
        </text:list-item>
        <text:list-item>
          <text:p text:style-name="P36"><text:span text:style-name="T11">Stylos ou plumes </text:span></text:p>
        </text:list-item>
      </text:list>
      <text:p text:style-name="Heading_20_3"><text:span text:style-name="T10">4\ </text:span><text:span text:style-name="T11">Décoration </text:span></text:p>
      <text:p text:style-name="P33"><text:span text:style-name="T11"/></text:p>
      <text:list text:style-name="L7">
        <text:list-item>
          <text:p text:style-name="P37"><text:span text:style-name="T10">A</text:span><text:span text:style-name="T11">ffiche</text:span></text:p>
        </text:list-item>
      </text:list>
      <text:p text:style-name="P38"><text:span text:style-name="T11"/></text:p>
      <text:list xml:id="list140415399473505" text:continue-list="list3693686938" text:style-name="L3">
        <text:list-item>
          <text:p text:style-name="P32"><text:soft-page-break/><text:s/><text:tab/>Produit classique (drop shiping) </text:p>
        </text:list-item>
      </text:list>
      <text:p text:style-name="normal"/>
      <text:p text:style-name="Heading_20_3"><text:span text:style-name="T12">\1 </text:span>Objet JDR </text:p>
      <text:p text:style-name="normal"/>
      <text:list text:style-name="L8">
        <text:list-item>
          <text:p text:style-name="P39">dès (D4, D6, D8, D10, D12, D20 et D100) : lumineux, en métal, dès connectées ?</text:p>
        </text:list-item>
        <text:list-item>
          <text:p text:style-name="P39">carte </text:p>
        </text:list-item>
        <text:list-item>
          <text:p text:style-name="P39">Spinner de dés </text:p>
        </text:list-item>
        <text:list-item>
          <text:p text:style-name="P39">Kit d’ initiation </text:p>
        </text:list-item>
        <text:list-item>
          <text:p text:style-name="P39">carte et plan </text:p>
        </text:list-item>
        <text:list-item>
          <text:p text:style-name="P39">tablette alimentée</text:p>
        </text:list-item>
        <text:list-item>
          <text:p text:style-name="P39">livre de règles </text:p>
        </text:list-item>
        <text:list-item>
          <text:p text:style-name="P39">fiche de personnage </text:p>
        </text:list-item>
        <text:list-item>
          <text:p text:style-name="P39">Écran du maître du jeu</text:p>
        </text:list-item>
        <text:list-item>
          <text:p text:style-name="P39">Props :parchemins, lettres ou objets symboliques liés à l’intrigue.</text:p>
        </text:list-item>
        <text:list-item>
          <text:p text:style-name="P39">Tableau effaçable </text:p>
        </text:list-item>
        <text:list-item>
          <text:p text:style-name="P39">Jetons de combat</text:p>
        </text:list-item>
        <text:list-item>
          <text:p text:style-name="P39">liste de musiques immersives préconstruites.</text:p>
        </text:list-item>
        <text:list-item>
          <text:p text:style-name="P39">sac à dés</text:p>
        </text:list-item>
        <text:list-item>
          <text:p text:style-name="P39">sac à dos ;</text:p>
        </text:list-item>
        <text:list-item>
          <text:p text:style-name="P39">Bougies thématiques aux senteurs immersives </text:p>
        </text:list-item>
        <text:list-item>
          <text:p text:style-name="P39">Decks de cartes d’événements aléatoires</text:p>
        </text:list-item>
        <text:list-item>
          <text:p text:style-name="P39">Piste de dés</text:p>
        </text:list-item>
        <text:list-item>
          <text:p text:style-name="P39">Présentoir à dés </text:p>
        </text:list-item>
        <text:list-item>
          <text:p text:style-name="P39">coffre au trésor</text:p>
        </text:list-item>
        <text:list-item>
          <text:p text:style-name="P39">tour à dés ;</text:p>
        </text:list-item>
        <text:list-item>
          <text:p text:style-name="P39">kit de calligraphie </text:p>
        </text:list-item>
        <text:list-item>
          <text:p text:style-name="P39">sceaux à cacheter ;</text:p>
        </text:list-item>
        <text:list-item>
          <text:p text:style-name="P39">potion</text:p>
        </text:list-item>
        <text:list-item>
          <text:p text:style-name="P39">Marqueurs de condition pour miniatures DND </text:p>
        </text:list-item>
      </text:list>
      <text:p text:style-name="normal"/>
      <text:p text:style-name="Heading_20_3"><text:span text:style-name="T13">2\ </text:span>Jeux de société (les jeux de rôle les plus populaires)</text:p>
      <text:p text:style-name="normal"/>
      <text:list text:style-name="L9">
        <text:list-item>
          <text:p text:style-name="P40">Dungeons &amp; Dragons</text:p>
        </text:list-item>
        <text:list-item>
          <text:p text:style-name="P40">Pathfinder</text:p>
        </text:list-item>
      </text:list>
      <text:p text:style-name="normal"/>
      <text:p text:style-name="Heading_20_3"><text:span text:style-name="T13">3\ </text:span>Livre </text:p>
      <text:p text:style-name="normal"/>
      <text:list text:style-name="L10">
        <text:list-item>
          <text:p text:style-name="P41"/>
        </text:list-item>
      </text:list>
      <text:p text:style-name="normal"/>
      <text:p text:style-name="Heading_20_3"><text:span text:style-name="T13">4\ </text:span>Cosplay </text:p>
      <text:p text:style-name="normal"/>
      <text:list text:style-name="L11">
        <text:list-item>
          <text:p text:style-name="P42">accessoire :bracelet, collier</text:p>
        </text:list-item>
        <text:list-item>
          <text:p text:style-name="P42">arme : arc, dague, épée, staff, baguettes magiques</text:p>
        </text:list-item>
        <text:list-item>
          <text:p text:style-name="P42">Perruques</text:p>
        </text:list-item>
        <text:list-item>
          <text:p text:style-name="P42">Cape</text:p>
        </text:list-item>
      </text:list>
      <text:p text:style-name="normal"><text:soft-page-break/></text:p>
      <text:p text:style-name="Heading_20_3"><text:span text:style-name="T13">5\ </text:span>Textile </text:p>
      <text:p text:style-name="normal"/>
      <text:list text:style-name="L12">
        <text:list-item>
          <text:p text:style-name="P43">Tee-shirt </text:p>
        </text:list-item>
        <text:list-item>
          <text:p text:style-name="P43">pull</text:p>
        </text:list-item>
        <text:list-item>
          <text:p text:style-name="P43">Veste </text:p>
        </text:list-item>
        <text:list-item>
          <text:p text:style-name="P43">bonnet</text:p>
        </text:list-item>
      </text:list>
      <text:p text:style-name="normal"/>
      <text:p text:style-name="Heading_20_3"><text:span text:style-name="T13">6\ A</text:span>ccèsoir </text:p>
      <text:p text:style-name="Standard"/>
      <text:list text:style-name="L13">
        <text:list-item>
          <text:p text:style-name="P44">tasse/mug </text:p>
        </text:list-item>
      </text:list>
      <text:p text:style-name="normal"/>
      <text:p text:style-name="Heading_20_3"><text:span text:style-name="T13">7\ </text:span>figurine </text:p>
      <text:p text:style-name="Standard"/>
      <text:list text:style-name="L14">
        <text:list-item>
          <text:p text:style-name="P45">à peindre/ à construire</text:p>
        </text:list-item>
        <text:list-item>
          <text:p text:style-name="P45">déjà complète.</text:p>
        </text:list-item>
      </text:list>
      <text:p text:style-name="normal"/>
      <text:p text:style-name="Heading_20_3"><text:span text:style-name="T13">8\ </text:span>Décoration/autre </text:p>
      <text:p text:style-name="normal"/>
      <text:list text:style-name="L15">
        <text:list-item>
          <text:p text:style-name="P46">affiche</text:p>
        </text:list-item>
        <text:list-item>
          <text:p text:style-name="P46">Jouets ou puzzles</text:p>
        </text:list-item>
        <text:list-item>
          <text:p text:style-name="P46">peluche</text:p>
        </text:list-item>
        <text:list-item>
          <text:p text:style-name="P46">carte de JDR ;</text:p>
        </text:list-item>
        <text:list-item>
          <text:p text:style-name="P46">chandelier </text:p>
        </text:list-item>
      </text:list>
      <text:p text:style-name="normal"/>
      <text:list xml:id="list140415765737942" text:continue-list="list140415399473505" text:style-name="L3">
        <text:list-item>
          <text:p text:style-name="P32">Produit personnalisé </text:p>
        </text:list-item>
      </text:list>
      <text:p text:style-name="normal"/>
      <text:p text:style-name="Heading_20_3"><text:span text:style-name="T14">1\ </text:span>Textile </text:p>
      <text:p text:style-name="normal"/>
      <text:list text:style-name="L16">
        <text:list-item>
          <text:p text:style-name="P47">Tee-shirt</text:p>
        </text:list-item>
        <text:list-item>
          <text:p text:style-name="P47">pull</text:p>
        </text:list-item>
      </text:list>
      <text:p text:style-name="normal"/>
      <text:p text:style-name="Heading_20_3"><text:span text:style-name="T15">2\ F</text:span>igurine (mais il faut une imprimante 3D).</text:p>
      <text:p text:style-name="normal"/>
      <text:p text:style-name="normal"/>
      <text:p text:style-name="normal"/>
      <text:p text:style-name="normal"/>
      <text:p text:style-name="Heading_20_3"><text:soft-page-break/><text:span text:style-name="T15">3\ </text:span>Gravures </text:p>
      <text:p text:style-name="normal"/>
      <text:list text:style-name="L17">
        <text:list-item>
          <text:p text:style-name="P48">Noms ou motifs gravés sur sous-verres </text:p>
        </text:list-item>
        <text:list-item>
          <text:p text:style-name="P48">tasses </text:p>
        </text:list-item>
        <text:list-item>
          <text:p text:style-name="P48">carnets</text:p>
        </text:list-item>
        <text:list-item>
          <text:p text:style-name="P48">dés.</text:p>
        </text:list-item>
      </text:list>
      <text:p text:style-name="normal"><text:span text:style-name="T11"/></text:p>
      <text:list xml:id="list140416680914293" text:continue-list="list140415765737942" text:style-name="L3">
        <text:list-item>
          <text:p text:style-name="P49">Artisanat</text:p>
        </text:list-item>
      </text:list>
      <text:p text:style-name="P38"/>
      <text:p text:style-name="P38"/>
      <text:p text:style-name="Heading_20_3"><text:span text:style-name="T10">1\ </text:span><text:span text:style-name="T11">Objets artisanaux créés par des artisans locaux </text:span></text:p>
      <text:p text:style-name="P38"><text:span text:style-name="T11"/></text:p>
      <text:list text:style-name="L18">
        <text:list-item>
          <text:p text:style-name="P50"><text:span text:style-name="T11">Accessoires de JDR : dés uniques, sacs en cuir faits main pour dés ou accessoires.</text:span></text:p>
        </text:list-item>
        <text:list-item>
          <text:p text:style-name="P50"><text:span text:style-name="T11">Objets de décoration : statuettes, boîtes à accessoires, chandeliers.</text:span></text:p>
        </text:list-item>
        <text:list-item>
          <text:p text:style-name="P50"><text:span text:style-name="T11">Props immersifs : lettres scellées à la cire, sceaux personnalisés, cartes dessinées à la main.</text:span></text:p>
        </text:list-item>
        <text:list-item>
          <text:p text:style-name="P50"><text:span text:style-name="T11">chaussure</text:span></text:p>
        </text:list-item>
      </text:list>
      <text:p text:style-name="P38"><text:span text:style-name="T11"/></text:p>
      <text:p text:style-name="P38"><text:span text:style-name="T11"><text:tab/>À évaluer selon les partenariats possibles avec des créateurs locaux mais peut etre ne pas le faire si on fait un site maquette</text:span></text:p>
      <text:p text:style-name="P38"><text:span text:style-name="T11"/></text:p>
      <text:p text:style-name="P38"><text:span text:style-name="T11"/></text:p>
      <text:list text:continue-list="list140416680914293" text:style-name="L3">
        <text:list-item>
          <text:p text:style-name="P49"><text:s/><text:tab/>Produit FR</text:p>
        </text:list-item>
      </text:list>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list text:continue-numbering="true" text:style-name="L3">
        <text:list-item>
          <text:p text:style-name="P32">Home Br<text:span text:style-name="T15">ew</text:span> </text:p>
        </text:list-item>
      </text:list>
      <text:p text:style-name="P38"><text:span text:style-name="T11"/></text:p>
      <text:p text:style-name="P38">kit initiation Home br<text:span text:style-name="T15">ew</text:span></text:p>
      <text:p text:style-name="P38"/>
      <text:p text:style-name="P38">kit home br<text:span text:style-name="T15">ew</text:span></text:p>
      <text:p text:style-name="P38"><text:span text:style-name="T11"/></text:p>
      <text:p text:style-name="P38"><text:span text:style-name="T11"/></text:p>
      <text:p text:style-name="P38"><text:span text:style-name="T11"/></text:p>
      <text:p text:style-name="P51"><text:span text:style-name="T11"/></text:p>
      <text:list text:continue-list="list140415666752338" text:style-name="L1">
        <text:list-item>
          <text:p text:style-name="P52">Priorité des différents produits </text:p>
        </text:list-item>
      </text:list>
      <text:p text:style-name="Standard"/>
      <text:p text:style-name="Standard"/>
      <text:list xml:id="list3072036148" text:style-name="L19">
        <text:list-item>
          <text:p text:style-name="P53">Catalogue principale du site </text:p>
        </text:list-item>
      </text:list>
      <text:p text:style-name="Standard"/>
      <text:list text:style-name="L20">
        <text:list-item>
          <text:p text:style-name="P54">Tee-shirt : w&amp;d + merch</text:p>
        </text:list-item>
        <text:list-item>
          <text:p text:style-name="P54">pull : w&amp;d + merch</text:p>
        </text:list-item>
        <text:list-item>
          <text:p text:style-name="P54">affiche : w&amp;d + merch</text:p>
        </text:list-item>
        <text:list-item>
          <text:p text:style-name="P54">carnets : merch (à voir pour w&amp;d)</text:p>
        </text:list-item>
        <text:list-item>
          <text:p text:style-name="P54">dès (D4, D6, D8, D10, D12, D20 et D100) : merch</text:p>
        </text:list-item>
        <text:list-item>
          <text:p text:style-name="P54">Kit d’ initiation : merch</text:p>
        </text:list-item>
        <text:list-item>
          <text:p text:style-name="P54">Livre de règles : Merch</text:p>
        </text:list-item>
        <text:list-item>
          <text:p text:style-name="P54">fiche de personnage/template (gratuit/à voir pour les rediriger sur des sites gratuits) : Communautaire</text:p>
        </text:list-item>
        <text:list-item>
          <text:p text:style-name="P54">Écran du maître du jeu : merch</text:p>
        </text:list-item>
        <text:list-item>
          <text:p text:style-name="P54">tasse/mug : merch</text:p>
        </text:list-item>
        <text:list-item>
          <text:p text:style-name="P54">Piste de dés : merch</text:p>
        </text:list-item>
        <text:list-item>
          <text:p text:style-name="P54">Présentoir à dés : merch</text:p>
        </text:list-item>
        <text:list-item>
          <text:p text:style-name="P54">tour à dés : merch</text:p>
        </text:list-item>
        <text:list-item>
          <text:p text:style-name="P54">sac à dés : merch</text:p>
        </text:list-item>
        <text:list-item>
          <text:p text:style-name="P54">Jeux de société autour du JDR :</text:p>
        </text:list-item>
        <text:list-item>
          <text:p text:style-name="P54">pins : merch</text:p>
        </text:list-item>
      </text:list>
      <text:p text:style-name="normal"/>
      <text:list xml:id="list140417067190979" text:continue-list="list3072036148" text:style-name="L19">
        <text:list-item>
          <text:p text:style-name="P53">secondaire, car manque de temps </text:p>
        </text:list-item>
      </text:list>
      <text:p text:style-name="normal"/>
      <text:list text:style-name="L21">
        <text:list-item>
          <text:p text:style-name="P55">Kit home brou : à créer </text:p>
        </text:list-item>
        <text:list-item>
          <text:p text:style-name="P55">Kit d’initialisation Home Brew : à créer </text:p>
        </text:list-item>
        <text:list-item>
          <text:p text:style-name="P55">Playlist de musique JDR : à créer </text:p>
        </text:list-item>
        <text:list-item>
          <text:p text:style-name="P55">Jeu de cartes : à créer </text:p>
        </text:list-item>
        <text:list-item>
          <text:p text:style-name="P55">homebrew de l’étincelle (donc JDR pour les débutants) </text:p>
        </text:list-item>
        <text:list-item>
          <text:p text:style-name="P55">figurine : à voir la rentabilité, car pas imprimante 3D </text:p>
        </text:list-item>
        <text:list-item>
          <text:p text:style-name="P55">arme : voir les législations et les permis, sinon go factice </text:p>
        </text:list-item>
        <text:list-item>
          <text:p text:style-name="P55"><text:span text:style-name="T16">Élément personnalisable : se renseigner si c’est rentable ou pas et où le faire.</text:span><text:span text:style-name="T17"><text:line-break/></text:span><text:span text:style-name="T16">Livre : à voir si c’est acheté.</text:span></text:p>
        </text:list-item>
        <text:list-item>
          <text:p text:style-name="P55">Écran du maître du jeu : merch</text:p>
        </text:list-item>
        <text:list-item>
          <text:p text:style-name="P55">tasse/mug : merch</text:p>
        </text:list-item>
        <text:list-item>
          <text:p text:style-name="P55">Piste de dés : merch</text:p>
        </text:list-item>
        <text:list-item>
          <text:p text:style-name="P55">Présentoir à dés : merch</text:p>
        </text:list-item>
        <text:list-item>
          <text:p text:style-name="P55">tour à dés : merch</text:p>
        </text:list-item>
        <text:list-item>
          <text:p text:style-name="P55">sac à dés : merch</text:p>
        </text:list-item>
        <text:list-item>
          <text:p text:style-name="P55">Jeux de société autour du JDR :</text:p>
        </text:list-item>
        <text:list-item>
          <text:p text:style-name="P55">pins : merch</text:p>
        </text:list-item>
      </text:list>
      <text:p text:style-name="normal"/>
      <text:p text:style-name="Standard"/>
      <text:p text:style-name="Standard"/>
      <text:p text:style-name="Standard"/>
      <text:list text:continue-list="list140417067190979" text:style-name="L19">
        <text:list-item>
          <text:p text:style-name="P53"><text:soft-page-break/>élément suplaimentaire </text:p>
        </text:list-item>
      </text:list>
      <text:p text:style-name="Standard"/>
      <text:p text:style-name="Heading_20_3"><text:span text:style-name="T15">1\ </text:span>Merche w&amp;d :</text:p>
      <text:p text:style-name="normal"/>
      <text:list text:style-name="L22">
        <text:list-item>
          <text:p text:style-name="P56">veste</text:p>
        </text:list-item>
        <text:list-item>
          <text:p text:style-name="P56">Bonnet</text:p>
        </text:list-item>
        <text:list-item>
          <text:p text:style-name="P56">Chaussettes</text:p>
        </text:list-item>
        <text:list-item>
          <text:p text:style-name="P56">chaussure</text:p>
        </text:list-item>
        <text:list-item>
          <text:p text:style-name="P56">sac à dés</text:p>
        </text:list-item>
        <text:list-item>
          <text:p text:style-name="P56">sac à dos</text:p>
        </text:list-item>
        <text:list-item>
          <text:p text:style-name="P56">casquette</text:p>
        </text:list-item>
        <text:list-item>
          <text:p text:style-name="P56">jeu de cartes</text:p>
        </text:list-item>
        <text:list-item>
          <text:p text:style-name="P56">D<text:span text:style-name="T15">é </text:span>aux couleurs de W&amp;D</text:p>
        </text:list-item>
        <text:list-item>
          <text:p text:style-name="P56">sous-verre</text:p>
        </text:list-item>
        <text:list-item>
          <text:p text:style-name="P56">livre/cahier avec page blanche</text:p>
        </text:list-item>
        <text:list-item>
          <text:p text:style-name="P56">Tasse</text:p>
        </text:list-item>
        <text:list-item>
          <text:p text:style-name="P56">Boîte à dés gravée au logo W&amp;D</text:p>
        </text:list-item>
        <text:list-item>
          <text:p text:style-name="P56">Porte-dés</text:p>
        </text:list-item>
        <text:list-item>
          <text:p text:style-name="P56">chope médiévale</text:p>
        </text:list-item>
        <text:list-item>
          <text:p text:style-name="P56">Stickers</text:p>
        </text:list-item>
        <text:list-item>
          <text:p text:style-name="P56">Pin</text:p>
        </text:list-item>
        <text:list-item>
          <text:p text:style-name="P56">Stylos ou plumes</text:p>
        </text:list-item>
      </text:list>
      <text:p text:style-name="normal"/>
      <text:p text:style-name="normal"/>
      <text:p text:style-name="Heading_20_3"><text:span text:style-name="T15">2\ </text:span>Produit classique (drop shipping) :</text:p>
      <text:p text:style-name="normal"/>
      <text:list text:style-name="L23">
        <text:list-item>
          <text:p text:style-name="P57">carte</text:p>
        </text:list-item>
        <text:list-item>
          <text:p text:style-name="P57">Spinner de dés</text:p>
        </text:list-item>
        <text:list-item>
          <text:p text:style-name="P57">Carte et plan</text:p>
        </text:list-item>
        <text:list-item>
          <text:p text:style-name="P57">tablette alimentée</text:p>
        </text:list-item>
        <text:list-item>
          <text:p text:style-name="P57">Props : parchemins, lettres ou objets symboliques liés à l’intrigue.</text:p>
        </text:list-item>
        <text:list-item>
          <text:p text:style-name="P57">Tableau effaçable</text:p>
        </text:list-item>
        <text:list-item>
          <text:p text:style-name="P57">Jetons de combat</text:p>
        </text:list-item>
        <text:list-item>
          <text:p text:style-name="P57">sac à dos</text:p>
        </text:list-item>
        <text:list-item>
          <text:p text:style-name="P57">Bougies thématiques aux senteurs immersives</text:p>
        </text:list-item>
        <text:list-item>
          <text:p text:style-name="P57">Decks de cartes d’événements aléatoires</text:p>
        </text:list-item>
        <text:list-item>
          <text:p text:style-name="P57">coffre au trésor</text:p>
        </text:list-item>
        <text:list-item>
          <text:p text:style-name="P57">kit de calligraphie</text:p>
        </text:list-item>
        <text:list-item>
          <text:p text:style-name="P57">sceaux à cacheter</text:p>
        </text:list-item>
        <text:list-item>
          <text:p text:style-name="P57">potion</text:p>
        </text:list-item>
        <text:list-item>
          <text:p text:style-name="P57">Marqueurs de condition pour miniatures DND</text:p>
        </text:list-item>
        <text:list-item>
          <text:p text:style-name="P57">Dungeons &amp; Dragons</text:p>
        </text:list-item>
        <text:list-item>
          <text:p text:style-name="P57">Pathfinder</text:p>
        </text:list-item>
        <text:list-item>
          <text:p text:style-name="P57">accessoire : bracelet, collier</text:p>
        </text:list-item>
        <text:list-item>
          <text:p text:style-name="P57">Perruques</text:p>
        </text:list-item>
        <text:list-item>
          <text:p text:style-name="P57">Cape</text:p>
        </text:list-item>
        <text:list-item>
          <text:p text:style-name="P57">veste</text:p>
        </text:list-item>
        <text:list-item>
          <text:p text:style-name="P57">Bonnet</text:p>
        </text:list-item>
        <text:list-item>
          <text:p text:style-name="P57"><text:span text:style-name="T18">figurine </text:span>à peindre/ à construire</text:p>
        </text:list-item>
        <text:list-item>
          <text:p text:style-name="P57"><text:soft-page-break/><text:span text:style-name="T18">figurine </text:span>Déjà complète.</text:p>
        </text:list-item>
        <text:list-item>
          <text:p text:style-name="P57">Jouets ou puzzles</text:p>
        </text:list-item>
        <text:list-item>
          <text:p text:style-name="P57">peluche</text:p>
        </text:list-item>
        <text:list-item>
          <text:p text:style-name="P57">carte de JDR</text:p>
        </text:list-item>
        <text:list-item>
          <text:p text:style-name="P57">chandelier</text:p>
        </text:list-item>
      </text:list>
      <text:p text:style-name="normal"/>
      <text:p text:style-name="normal"/>
      <text:p text:style-name="Heading_20_3"><text:span text:style-name="T15">3\ </text:span>Produit personnalisé </text:p>
      <text:p text:style-name="normal"/>
      <text:list text:style-name="L24">
        <text:list-item>
          <text:p text:style-name="P58">Noms ou motifs gravés sur sous-verres</text:p>
        </text:list-item>
        <text:list-item>
          <text:p text:style-name="P58">tasses</text:p>
        </text:list-item>
        <text:list-item>
          <text:p text:style-name="P58">carnets</text:p>
        </text:list-item>
        <text:list-item>
          <text:p text:style-name="P58">Dés.</text:p>
        </text:list-item>
      </text:list>
      <text:p text:style-name="normal"/>
      <text:p text:style-name="normal"/>
      <text:p text:style-name="Heading_20_3"><text:span text:style-name="T15">4\ </text:span>Artisana </text:p>
      <text:p text:style-name="normal"/>
      <text:list text:style-name="L25">
        <text:list-item>
          <text:p text:style-name="P59">Objets artisanaux créés par des artisans locaux :</text:p>
        </text:list-item>
        <text:list-item>
          <text:p text:style-name="P59">Accessoires de JDR : dés uniques, sacs en cuir faits main pour dés ou accessoires.</text:p>
        </text:list-item>
        <text:list-item>
          <text:p text:style-name="P59">Objets de décoration : statuettes, boîtes à accessoires, chandeliers.</text:p>
        </text:list-item>
        <text:list-item>
          <text:p text:style-name="P59">Props immersifs : lettres scellées à la cire, sceaux personnalisés, cartes dessinées à la main.</text:p>
        </text:list-item>
        <text:list-item>
          <text:p text:style-name="P59">chaussure</text:p>
        </text:list-item>
      </text:list>
      <text:p text:style-name="normal"/>
      <text:p text:style-name="normal">À évaluer selon les partenariats possibles avec des créateurs locaux, mais peut-être ne pas le faire si on fait un site maquette.</text:p>
      <text:p text:style-name="normal"/>
      <text:p text:style-name="normal"/>
      <text:p text:style-name="Heading_20_3"><text:span text:style-name="T15">5\ </text:span>Produit FR :</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037fa"/>
    </style:style>
    <style:style style:name="MT3" style:family="text">
      <style:text-properties officeooo:rsid="005782f8"/>
    </style:style>
    <style:style style:name="MT4" style:family="text">
      <style:text-properties officeooo:rsid="0059088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9"><draw:image xlink:href="Pictures/10000000000004030000011A1D50AB68.png" xlink:type="simple" xlink:show="embed" xlink:actuate="onLoad" draw:mime-type="image/png"/></draw:frame><text:span text:style-name="MT1">Wizards &amp; Dice</text:span></text:p>
        <text:p text:style-name="MP1">&lt;Nom<text:span text:style-name="MT2">D</text:span>u<text:span text:style-name="MT2">D</text:span>ocument&gt;</text:p>
      </style:header>
      <style:footer>
        <text:p text:style-name="MP2"><draw:frame draw:style-name="Mfr2" draw:name="image4.png" text:anchor-type="char" svg:x="-1.154cm" svg:y="-0.46cm" svg:width="11.947cm" svg:height="1.891cm" draw:z-index="19"><draw:image xlink:href="Pictures/100000000000044E000000AD32145E9E.png" xlink:type="simple" xlink:show="embed" xlink:actuate="onLoad" draw:mime-type="image/png"/></draw:frame><text:page-number text:select-page="current">9</text:page-number><text:s/>/ <text:span text:style-name="MT3">1</text:span><text:span text:style-name="MT4">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01T14:01:58.322000000</dc:date>
    <meta:editing-duration>PT2H13M15S</meta:editing-duration>
    <meta:editing-cycles>52</meta:editing-cycles>
    <meta:document-statistic meta:table-count="0" meta:image-count="7" meta:object-count="0" meta:page-count="12" meta:paragraph-count="238" meta:word-count="1314" meta:character-count="6700" meta:non-whitespace-character-count="5711"/>
  </office:meta>
</office:document-meta>
</file>